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a1" style:family="table">
      <style:table-properties style:width="19.001cm" style:rel-width="100%" table:align="left" style:may-break-between-rows="false"/>
    </style:style>
    <style:style style:name="Tabla1.A" style:family="table-column">
      <style:table-column-properties style:column-width="6.064cm" style:rel-column-width="3402*"/>
    </style:style>
    <style:style style:name="Tabla1.B" style:family="table-column">
      <style:table-column-properties style:column-width="0.295cm" style:rel-column-width="165*"/>
    </style:style>
    <style:style style:name="Tabla1.C" style:family="table-column">
      <style:table-column-properties style:column-width="6.361cm" style:rel-column-width="3568*"/>
    </style:style>
    <style:style style:name="Tabla1.D" style:family="table-column">
      <style:table-column-properties style:column-width="0.213cm" style:rel-column-width="120*"/>
    </style:style>
    <style:style style:name="Tabla1.E" style:family="table-column">
      <style:table-column-properties style:column-width="6.066cm" style:rel-column-width="3403*"/>
    </style:style>
    <style:style style:name="Tabla1.1" style:family="table-row">
      <style:table-row-properties style:min-row-height="0.291cm" fo:keep-together="always"/>
    </style:style>
    <style:style style:name="Tabla1.A1" style:family="table-cell">
      <style:table-cell-properties fo:background-color="#eeeeee" fo:padding="0.101cm" fo:border="none">
        <style:background-image/>
      </style:table-cell-properties>
    </style:style>
    <style:style style:name="Tabla1.B1" style:family="table-cell">
      <style:table-cell-properties fo:background-color="transparent" fo:padding="0.101cm" fo:border="none">
        <style:background-image/>
      </style:table-cell-properties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background-color="transparent" fo:padding="0cm" fo:border="none">
        <style:background-image/>
      </style:table-cell-properties>
    </style:style>
    <style:style style:name="Tabla1.C2" style:family="table-cell">
      <style:table-cell-properties fo:padding="0cm" fo:border="none"/>
    </style:style>
    <style:style style:name="Tabla4" style:family="table">
      <style:table-properties style:width="19.001cm" style:rel-width="100%" table:align="left" style:may-break-between-rows="false"/>
    </style:style>
    <style:style style:name="Tabla4.A" style:family="table-column">
      <style:table-column-properties style:column-width="9.594cm" style:rel-column-width="4866*"/>
    </style:style>
    <style:style style:name="Tabla4.B" style:family="table-column">
      <style:table-column-properties style:column-width="0.215cm" style:rel-column-width="109*"/>
    </style:style>
    <style:style style:name="Tabla4.C" style:family="table-column">
      <style:table-column-properties style:column-width="9.193cm" style:rel-column-width="4663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593cm" style:rel-column-width="22741*"/>
    </style:style>
    <style:style style:name="Tableau1.B" style:family="table-column">
      <style:table-column-properties style:column-width="1.917cm" style:rel-column-width="6613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1.984cm" style:rel-column-width="6844*"/>
    </style:style>
    <style:style style:name="Tableau1.E" style:family="table-column">
      <style:table-column-properties style:column-width="2.006cm" style:rel-column-width="6917*"/>
    </style:style>
    <style:style style:name="Tableau1.G" style:family="table-column">
      <style:table-column-properties style:column-width="2.309cm" style:rel-column-width="7966*"/>
    </style:style>
    <style:style style:name="Tableau1.1" style:family="table-row">
      <style:table-row-properties style:min-row-height="0.596cm"/>
    </style:style>
    <style:style style:name="Tableau1.A1" style:family="table-cell">
      <style:table-cell-properties style:vertical-align="middle"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B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C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D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E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F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G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G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6" style:family="table-cell">
      <style:table-cell-properties style:vertical-align="middle" fo:padding="0cm" fo:border="none"/>
    </style:style>
    <style:style style:name="Tableau1.G6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7" style:family="table-cell">
      <style:table-cell-properties style:vertical-align="middle" fo:padding="0cm" fo:border="none"/>
    </style:style>
    <style:style style:name="Tableau1.G7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14e64fa" officeooo:paragraph-rsid="014e64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0.5pt" style:text-underline-style="none" fo:font-weight="normal" officeooo:rsid="0108fef0" officeooo:paragraph-rsid="010fc6f1" style:font-size-asian="10.5pt" style:font-weight-asian="normal" style:font-size-complex="10.5pt" style:font-weight-complex="normal"/>
    </style:style>
    <style:style style:name="P3" style:family="paragraph" style:parent-style-name="Footer">
      <style:paragraph-properties fo:line-height="115%" fo:text-align="center" style:justify-single-word="false"/>
      <style:text-properties officeooo:paragraph-rsid="014c91b3"/>
    </style:style>
    <style:style style:name="P4" style:family="paragraph" style:parent-style-name="Footer">
      <style:paragraph-properties fo:line-height="115%" fo:text-align="center" style:justify-single-word="false"/>
      <style:text-properties fo:font-size="10.5pt" officeooo:rsid="014c91b3" officeooo:paragraph-rsid="014c91b3" style:font-size-asian="10.5pt" style:font-size-complex="10.5pt"/>
    </style:style>
    <style:style style:name="P5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officeooo:paragraph-rsid="0115c424" style:font-size-asian="10.5pt" style:font-size-complex="10.5pt"/>
    </style:style>
    <style:style style:name="P7" style:family="paragraph" style:parent-style-name="Standard">
      <style:text-properties fo:font-size="10.5pt" officeooo:paragraph-rsid="01193903" style:font-size-asian="10.5pt" style:font-size-complex="10.5pt"/>
    </style:style>
    <style:style style:name="P8" style:family="paragraph" style:parent-style-name="Table_20_Contents">
      <style:text-properties fo:font-size="10.5pt" officeooo:paragraph-rsid="00f83e48" style:font-size-asian="10.5pt" style:font-size-complex="10.5pt"/>
    </style:style>
    <style:style style:name="P9" style:family="paragraph" style:parent-style-name="Table_20_Heading">
      <style:paragraph-properties fo:text-align="center" style:justify-single-word="false"/>
      <style:text-properties fo:font-size="10.5pt" officeooo:rsid="0115c424" officeooo:paragraph-rsid="0115c424" style:font-size-asian="10.5pt" style:font-size-complex="10.5pt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bold" officeooo:rsid="00facae0" officeooo:paragraph-rsid="00fc66c0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.5pt" style:text-underline-style="none" fo:font-weight="bold" officeooo:rsid="00facae0" officeooo:paragraph-rsid="01193903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115c424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33ea27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3f86d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17" style:family="paragraph" style:parent-style-name="Table_20_Heading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0.5pt" style:text-underline-style="none" fo:font-weight="normal" officeooo:rsid="0021ecd2" officeooo:paragraph-rsid="00f83e48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font-size="10.5pt" style:text-underline-style="none" officeooo:rsid="014e64fa" officeooo:paragraph-rsid="014e64fa" style:font-size-asian="10.5pt" style:font-size-complex="10.5pt"/>
    </style:style>
    <style:style style:name="P19" style:family="paragraph" style:parent-style-name="Standard">
      <style:text-properties fo:font-size="10.5pt" style:text-underline-style="solid" style:text-underline-width="auto" style:text-underline-color="font-color" officeooo:rsid="014e64fa" officeooo:paragraph-rsid="014e64fa" style:font-size-asian="10.5pt" style:font-size-complex="10.5pt"/>
    </style:style>
    <style:style style:name="P20" style:family="paragraph" style:parent-style-name="Standard">
      <style:text-properties style:text-underline-style="solid" style:text-underline-width="auto" style:text-underline-color="font-color" officeooo:rsid="001cd9e1" officeooo:paragraph-rsid="00f83e48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text-underline-style="none" fo:font-weight="normal" officeooo:rsid="002f9037" officeooo:paragraph-rsid="014ac928" style:font-weight-asian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98356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1812ca" officeooo:paragraph-rsid="0036b5e1" style:font-size-asian="9pt" style:font-size-complex="9pt"/>
    </style:style>
    <style:style style:name="P31" style:family="paragraph" style:parent-style-name="Table_20_Contents">
      <style:text-properties fo:font-size="9pt" fo:font-weight="bold" fo:background-color="#ffffff" style:font-size-asian="9pt" style:font-weight-asian="bold" style:font-size-complex="9pt" style:font-weight-complex="bold"/>
    </style:style>
    <style:style style:name="P32" style:family="paragraph" style:parent-style-name="Table_20_Contents">
      <style:text-properties fo:font-size="9pt" fo:font-weight="bold" officeooo:rsid="01322ced" fo:background-color="#ffffff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font-size="9pt" fo:font-weight="bold" officeooo:rsid="01322ced" officeooo:paragraph-rsid="01322ced" fo:background-color="#ffffff" style:font-size-asian="9pt" style:font-weight-asian="bold" style:font-size-complex="9pt" style:font-weight-complex="bold"/>
    </style:style>
    <style:style style:name="P34" style:family="paragraph" style:parent-style-name="Table_20_Heading">
      <style:paragraph-properties fo:text-align="start" style:justify-single-word="false"/>
      <style:text-properties fo:font-size="9pt" officeooo:rsid="01322ced" officeooo:paragraph-rsid="01322ced" fo:background-color="#ffffff" style:font-size-asian="9pt" style:font-size-complex="9pt"/>
    </style:style>
    <style:style style:name="P35" style:family="paragraph" style:parent-style-name="Table_20_Header_20_center">
      <loext:graphic-properties draw:fill="none" draw:fill-color="#ffffff"/>
      <style:paragraph-properties fo:text-align="start" style:justify-single-word="false" fo:background-color="transparent"/>
      <style:text-properties fo:font-size="9pt" officeooo:rsid="01298356" officeooo:paragraph-rsid="01298356" fo:background-color="#ffffff" style:font-size-asian="9pt" style:font-size-complex="9pt"/>
    </style:style>
    <style:style style:name="P36" style:family="paragraph" style:parent-style-name="Standard">
      <style:text-properties officeooo:paragraph-rsid="00fc66c0"/>
    </style:style>
    <style:style style:name="P37" style:family="paragraph" style:parent-style-name="Standard">
      <style:text-properties officeooo:paragraph-rsid="0115c424"/>
    </style:style>
    <style:style style:name="P38" style:family="paragraph" style:parent-style-name="Standard">
      <style:text-properties officeooo:paragraph-rsid="01193903"/>
    </style:style>
    <style:style style:name="P39" style:family="paragraph" style:parent-style-name="Standard">
      <style:text-properties officeooo:paragraph-rsid="00facae0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2763ae" officeooo:paragraph-rsid="002db3dd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font-name="Arial" fo:font-size="11pt" style:text-underline-style="solid" style:text-underline-width="auto" style:text-underline-color="font-color" officeooo:rsid="0038d0c1" officeooo:paragraph-rsid="00fc66c0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officeooo:rsid="0038d0c1" officeooo:paragraph-rsid="00d5ec47" style:font-size-asian="11pt" style:font-size-complex="11pt"/>
    </style:style>
    <style:style style:name="P43" style:family="paragraph" style:parent-style-name="Table_20_Contents">
      <style:text-properties style:font-name="Arial" fo:font-size="11pt" officeooo:rsid="0038d0c1" officeooo:paragraph-rsid="0127842f" style:font-size-asian="11pt" style:font-size-complex="11pt"/>
    </style:style>
    <style:style style:name="P44" style:family="paragraph" style:parent-style-name="Table_20_Contents">
      <style:text-properties style:font-name="Arial" fo:font-size="11pt" officeooo:paragraph-rsid="0127842f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text-underline-style="none" fo:font-weight="bold" officeooo:rsid="002db3dd" officeooo:paragraph-rsid="014ac928" style:font-weight-asian="bold" style:font-weight-complex="bold"/>
    </style:style>
    <style:style style:name="P46" style:family="paragraph" style:parent-style-name="Table_20_Contents">
      <style:text-properties fo:color="#000000" loext:opacity="100%" fo:font-size="9pt" style:text-underline-style="none" officeooo:rsid="00390238" officeooo:paragraph-rsid="00390238" fo:background-color="transparent" style:font-size-asian="9pt" style:font-size-complex="9pt"/>
    </style:style>
    <style:style style:name="P47" style:family="paragraph" style:parent-style-name="Table_20_Contents">
      <style:text-properties officeooo:paragraph-rsid="0036b5e1"/>
    </style:style>
    <style:style style:name="P48" style:family="paragraph" style:parent-style-name="Table_20_Contents">
      <style:paragraph-properties fo:text-align="center" style:justify-single-word="false"/>
      <style:text-properties fo:color="#ff3333" loext:opacity="100%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officeooo:paragraph-rsid="00f83e48"/>
    </style:style>
    <style:style style:name="P55" style:family="paragraph" style:parent-style-name="Table_20_Contents">
      <style:paragraph-properties fo:text-align="start" style:justify-single-word="false"/>
      <style:text-properties officeooo:paragraph-rsid="0127842f"/>
    </style:style>
    <style:style style:name="P56" style:family="paragraph" style:parent-style-name="Table_20_Heading">
      <style:paragraph-properties fo:text-align="start" style:justify-single-word="false"/>
      <style:text-properties officeooo:paragraph-rsid="0127842f"/>
    </style:style>
    <style:style style:name="P5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4ac928"/>
    </style:style>
    <style:style style:name="P58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59" style:family="paragraph" style:parent-style-name="Table_20_Heading">
      <style:paragraph-properties fo:text-align="start" style:justify-single-word="false"/>
      <style:text-properties style:use-window-font-color="true" loext:opacity="0%" fo:font-size="9pt" officeooo:rsid="01322ced" officeooo:paragraph-rsid="0127842f" fo:background-color="#ffffff" style:font-size-asian="9pt" style:font-size-complex="9pt"/>
    </style:style>
    <style:style style:name="P60" style:family="paragraph" style:parent-style-name="Table_20_Heading">
      <style:text-properties style:use-window-font-color="true" loext:opacity="0%" fo:font-size="10pt" officeooo:rsid="003df831" officeooo:paragraph-rsid="003df831" fo:background-color="transparent" style:font-size-asian="10pt" style:font-size-complex="10pt"/>
    </style:style>
    <style:style style:name="P61" style:family="paragraph" style:parent-style-name="Table_20_Heading">
      <style:text-properties style:use-window-font-color="true" loext:opacity="0%" fo:font-size="10pt" officeooo:rsid="00abba9b" officeooo:paragraph-rsid="00abba9b" fo:background-color="transparent" style:font-size-asian="10pt" style:font-size-complex="10pt"/>
    </style:style>
    <style:style style:name="P62" style:family="paragraph" style:parent-style-name="Table_20_Heading">
      <style:text-properties style:use-window-font-color="true" loext:opacity="0%" fo:font-size="10pt" officeooo:rsid="0144b3dc" officeooo:paragraph-rsid="0144b3dc" fo:background-color="transparent" style:font-size-asian="10pt" style:font-size-complex="10pt"/>
    </style:style>
    <style:style style:name="P63" style:family="paragraph" style:parent-style-name="Table_20_Heading">
      <style:text-properties style:use-window-font-color="true" loext:opacity="0%" fo:font-size="10pt" officeooo:rsid="004ae991" officeooo:paragraph-rsid="004ae991" fo:background-color="transparent" style:font-size-asian="10pt" style:font-size-complex="10pt"/>
    </style:style>
    <style:style style:name="P64" style:family="paragraph" style:parent-style-name="Table_20_Heading">
      <style:paragraph-properties fo:text-align="center" style:justify-single-word="false"/>
      <style:text-properties officeooo:paragraph-rsid="00f83e48"/>
    </style:style>
    <style:style style:name="P65" style:family="paragraph" style:parent-style-name="Table_20_Heading">
      <style:paragraph-properties fo:text-align="center" style:justify-single-word="false"/>
      <style:text-properties officeooo:rsid="01145009" officeooo:paragraph-rsid="00f83e48"/>
    </style:style>
    <style:style style:name="P66" style:family="paragraph" style:parent-style-name="Standard" style:master-page-name="Standard">
      <style:paragraph-properties style:page-number="auto"/>
      <style:text-properties fo:font-size="10.5pt" style:text-underline-style="none" officeooo:rsid="014e64fa" officeooo:paragraph-rsid="014e64fa" style:font-size-asian="10.5pt" style:font-size-complex="10.5pt"/>
    </style:style>
    <style:style style:name="T1" style:family="text">
      <style:text-properties fo:font-size="10.5pt" fo:font-weight="bold" officeooo:rsid="00ced6ba" style:font-size-asian="10.5pt" style:font-weight-asian="bold" style:font-size-complex="10.5pt" style:font-weight-complex="bold"/>
    </style:style>
    <style:style style:name="T2" style:family="text">
      <style:text-properties fo:font-size="10.5pt" officeooo:rsid="00ced6ba" style:font-size-asian="10.5pt" style:font-size-complex="10.5pt"/>
    </style:style>
    <style:style style:name="T3" style:family="text">
      <style:text-properties fo:font-size="10.5pt" officeooo:rsid="014c91b3" style:font-size-asian="10.5pt" style:font-size-complex="10.5pt"/>
    </style:style>
    <style:style style:name="T4" style:family="text">
      <style:text-properties fo:font-size="10.5pt" officeooo:rsid="014e64fa" style:font-size-asian="10.5pt" style:font-size-complex="10.5pt"/>
    </style:style>
    <style:style style:name="T5" style:family="text">
      <style:text-properties officeooo:rsid="014e64fa"/>
    </style:style>
    <style:style style:name="T6" style:family="text">
      <style:text-properties officeooo:rsid="00a51477"/>
    </style:style>
    <style:style style:name="T7" style:family="text">
      <style:text-properties fo:font-weight="bold" officeooo:rsid="01322ced" fo:background-color="#ffffff" loext:char-shading-value="0" style:font-weight-asian="bold" style:font-weight-complex="bold"/>
    </style:style>
    <style:style style:name="T8" style:family="text">
      <style:text-properties fo:font-weight="bold" officeooo:rsid="013c4cc1" fo:background-color="#ffffff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a0e313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b8156a" style:font-size-asian="10pt" style:font-size-complex="10pt"/>
    </style:style>
    <style:style style:name="T13" style:family="text">
      <style:text-properties fo:font-size="10pt" officeooo:rsid="01322ced" fo:background-color="#ffffff" loext:char-shading-value="0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1ad6983" style:font-size-asian="9pt" style:font-size-complex="9pt"/>
    </style:style>
    <style:style style:name="T16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7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text-underline-style="solid" style:text-underline-width="auto" style:text-underline-color="font-color" officeooo:rsid="00facae0"/>
    </style:style>
    <style:style style:name="T20" style:family="text">
      <style:text-properties style:text-underline-style="solid" style:text-underline-width="auto" style:text-underline-color="font-color" officeooo:rsid="01193903"/>
    </style:style>
    <style:style style:name="T21" style:family="text">
      <style:text-properties style:font-name="Arial" fo:font-size="11pt" officeooo:rsid="002763ae" style:font-size-asian="11pt" style:font-size-complex="11pt"/>
    </style:style>
    <style:style style:name="T22" style:family="text">
      <style:text-properties style:font-name="Arial" officeooo:rsid="013c3d96"/>
    </style:style>
    <style:style style:name="T23" style:family="text">
      <style:text-properties officeooo:rsid="018b7c1f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officeooo:rsid="014a108b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footer" text:name="py3o.company_footer"/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bf_name" text:name="py3o.line.bf_name"/>
        <text:user-field-decl office:value-type="string" office:string-value="line.bf_tax_id" text:name="py3o.line.bf_tax_id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line.bf_product_uom_qty" text:name="py3o.line.bf_product_uom_qty"/>
        <text:user-field-decl office:value-type="string" office:string-value="o.payment_term_id.name" text:name="py3o.o.payment_term_id.nam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confirmation_date" text:name="py3o.o.bf_confirmation_date"/>
        <text:user-field-decl office:value-type="string" office:string-value="lang" text:name="py3o.lang"/>
        <text:user-field-decl office:value-type="string" office:string-value="company_id.name" text:name="py3o.company_id.name"/>
        <text:user-field-decl office:value-type="string" office:string-value="o.bf_label_state" text:name="py3o.o.bf_label_state"/>
        <text:user-field-decl office:value-type="string" office:string-value="[Customer Ref Label]" text:name="py3o.customer_ref_label"/>
        <text:user-field-decl office:value-type="string" office:string-value="[Customer Ref]" text:name="py3o.o.commercial_partner_id.ref"/>
        <text:user-field-decl office:value-type="string" office:string-value="[Customer VAT Label]" text:name="py3o.customer_vat_label"/>
        <text:user-field-decl office:value-type="string" office:string-value="[Customer VAT Number]" text:name="py3o.o.commercial_partner_id.vat"/>
        <text:user-field-decl office:value-type="string" office:string-value="o.bf_label_partner_id" text:name="py3o.o.bf_label_partner_id"/>
        <text:user-field-decl office:value-type="string" office:string-value="o.bf_label_partner_shipping_id" text:name="py3o.o.bf_label_partner_shipping_id"/>
        <text:user-field-decl office:value-type="string" office:string-value="o.bf_partner_shipping_id.name" text:name="py3o.o.bf_partner_shipping_id.name"/>
        <text:user-field-decl office:value-type="string" office:string-value="o.partner_id.bf_display_address" text:name="py3o.o.partner_id.bf_display_address"/>
        <text:user-field-decl office:value-type="string" office:string-value="o.partner_id.vat" text:name="py3o.o.partner_id.vat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payment_term_id.bf_active" text:name="py3o.o.payment_term_id.bf_active"/>
        <text:user-field-decl office:value-type="string" office:string-value="o.partner_invoice_id.bf_display_address" text:name="py3o.o.partner_invoice_id.bf_display_address"/>
        <text:user-field-decl office:value-type="string" office:string-value="o.partner_shipping_id.bf_display_address" text:name="py3o.o.partner_shipping_id.bf_display_address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bf_name" text:name="py3o.o.bf_name"/>
        <text:user-field-decl office:value-type="string" office:string-value="o.company_footer_icon" text:name="py3o.company_footer_icon"/>
        <text:user-field-decl office:value-type="string" office:string-value="o.fiscal_position_id.bf_note" text:name="py3o.o.fiscal_position_id.bf_note"/>
        <text:user-field-decl office:value-type="string" office:string-value="o.company_footer_line_break" text:name="py3o.company_footer_line_break"/>
        <text:user-field-decl office:value-type="string" office:string-value="o.company_footer_icon_line_break" text:name="py3o.company_footer_icon_line_break"/>
        <text:user-field-decl office:value-type="string" office:string-value="line.bf_discount" text:name="py3o.line.bf_discount"/>
        <text:user-field-decl office:value-type="string" office:string-value="Document Name" text:name="py3o.doc_name"/>
      </text:user-field-decls>
      <text:p text:style-name="P66">YourCompany</text:p>
      <text:p text:style-name="P18">1725 Slough Ave.</text:p>
      <text:p text:style-name="P18">Scranton PA 18540</text:p>
      <text:p text:style-name="P19">Peru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Standard"><text:a xlink:type="simple" xlink:href="py3o://if=%22o.partner_shipping_id.id%20==%20o.partner_invoice_id.id%22" text:style-name="Internet_20_link" text:visited-style-name="Visited_20_Internet_20_Link"><text:span text:style-name="T19">if="o.partner_shipping_id.id == o.partner_invoice_id.id"</text:span></text:a></text:p>
            <text:p text:style-name="P10">Invoicing and shipping address:</text:p>
            <text:p text:style-name="P41"><text:a xlink:type="simple" xlink:href="py3o:///if" text:style-name="Internet_20_link" text:visited-style-name="Visited_20_Internet_20_Link">/if</text:a></text:p>
            <text:p text:style-name="P36"><text:a xlink:type="simple" xlink:href="py3o://if=%22o.partner_shipping_id.id%20!=%20o.partner_invoice_id.id%22" text:style-name="Internet_20_link" text:visited-style-name="Visited_20_Internet_20_Link"><text:span text:style-name="T19">if="o.partner_shipping_id.id != o.partner_invoice_id.id"</text:span></text:a></text:p>
            <text:p text:style-name="P10">Invoicing address:</text:p>
            <text:p text:style-name="Standard"><text:a xlink:type="simple" xlink:href="py3o:///if" text:style-name="Internet_20_link" text:visited-style-name="Visited_20_Internet_20_Link">/if</text:a></text:p>
            <text:p text:style-name="P39"/>
          </table:table-cell>
          <table:table-cell table:style-name="Tabla1.B1" office:value-type="string">
            <text:p text:style-name="P64"/>
          </table:table-cell>
          <table:table-cell table:style-name="Tabla1.A1" office:value-type="string">
            <text:p text:style-name="P9">Shipping address:</text:p>
          </table:table-cell>
          <table:table-cell table:style-name="Tabla1.B1" office:value-type="string">
            <text:p text:style-name="P65"/>
          </table:table-cell>
          <table:table-cell table:style-name="Tabla1.A1" table:number-rows-spanned="2" office:value-type="string">
            <text:p text:style-name="P17"><text:user-field-get text:name="py3o.o.partner_id.bf_display_address">o.partner_id.bf_display_address</text:user-field-get></text:p>
            <text:p text:style-name="Standard"><text:a xlink:type="simple" xlink:href="py3o://if=%22o.partner_id.vat%22" text:style-name="Internet_20_link" text:visited-style-name="Visited_20_Internet_20_Link">if="o.partner_id.vat"</text:a></text:p>
            <text:p text:style-name="P2"><text:user-field-get text:name="py3o.o.vat_label_full">o.vat_label_full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</table:table-row>
        <table:table-row table:style-name="TableLine264829776">
          <table:table-cell table:style-name="Tabla1.A2" office:value-type="string">
            <text:p text:style-name="P8"><text:user-field-get text:name="py3o.o.partner_invoice_id.bf_display_address">o.partner_invoice_id.bf_display_address</text:user-field-get></text:p>
            <text:p text:style-name="P38"><text:a xlink:type="simple" xlink:href="py3o://if=%22o.partner_invoice_id.phone%22" text:style-name="Internet_20_link" text:visited-style-name="Visited_20_Internet_20_Link"><text:span text:style-name="T20">if="o.partner_invoice_id.phone"</text:span></text:a></text:p>
            <text:p text:style-name="P11"><text:span text:style-name="T9"><text:user-field-get text:name="py3o.iphone">iphone</text:user-field-get></text:span><text:s/><text:span text:style-name="T9"><text:user-field-get text:name="py3o.o.partner_invoice_id.phone">o.partner_invoice_id.phone</text:user-field-get></text:span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54"/>
          </table:table-cell>
          <table:table-cell table:style-name="Tabla1.C2" office:value-type="string">
            <text:p text:style-name="P37"><text:a xlink:type="simple" xlink:href="py3o://if=%22o.partner_shipping_id.id%20!=%20o.partner_invoice_id.id%22" text:style-name="Internet_20_link" text:visited-style-name="Visited_20_Internet_20_Link"><text:span text:style-name="T19">if="o.partner_shipping_id.id != o.partner_invoice_id.id"</text:span></text:a></text:p>
            <text:p text:style-name="P12"><text:user-field-get text:name="py3o.o.partner_shipping_id.bf_display_address">o.partner_shipping_id.bf_display_address</text:user-field-get></text:p>
            <text:p text:style-name="P12"><text:user-field-get text:name="py3o.iphone">iphone</text:user-field-get><text:s/><text:user-field-get text:name="py3o.o.partner_shipping_id.phone">o.partner_shipping_id.phone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54"/>
          </table:table-cell>
          <table:covered-table-cell table:style-name="Tabla1.A1"/>
        </table:table-row>
      </table:table>
      <text:p text:style-name="P57"><text:a xlink:type="simple" xlink:href="py3o://if=%22o.state%20!=%20'cancel'%22" text:style-name="Internet_20_link" text:visited-style-name="Visited_20_Internet_20_Link"><text:span text:style-name="T23">if="o.state != 'cancel'"</text:span></text:a></text:p>
      <text:p text:style-name="P45"><text:span text:style-name="T24">Order # </text:span><text:span text:style-name="T24"><text:user-field-get text:name="py3o.o.name">o.name</text:user-field-get></text:span></text:p>
      <text:p text:style-name="P57"><text:a xlink:type="simple" xlink:href="py3o:///if" text:style-name="Internet_20_link" text:visited-style-name="Visited_20_Internet_20_Link"><text:span text:style-name="T21">/if</text:span></text:a></text:p>
      <text:p text:style-name="P57"><text:a xlink:type="simple" xlink:href="py3o://if=%22o.state%20==%20'cancel'%22" text:style-name="Internet_20_link" text:visited-style-name="Visited_20_Internet_20_Link"><text:span text:style-name="T22">if="o.state == 'cancel'"</text:span></text:a></text:p>
      <text:p text:style-name="P45"><text:span text:style-name="T24">Order </text:span><text:span text:style-name="T25">Cancel</text:span><text:span text:style-name="T24"> # </text:span><text:span text:style-name="T24"><text:user-field-get text:name="py3o.o.name">o.name</text:user-field-get></text:span></text:p>
      <text:p text:style-name="P22"><text:a xlink:type="simple" xlink:href="py3o:///if" text:style-name="Internet_20_link" text:visited-style-name="Visited_20_Internet_20_Link"><text:span text:style-name="T21">/if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315271552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6"><text:a xlink:type="simple" xlink:href="py3o://if=%22o.state%20in%20('sale',%20'done')%22" text:style-name="Internet_20_link" text:visited-style-name="Visited_20_Internet_20_Link"><text:span text:style-name="T18">if="o.state in ('sale', 'done')"</text:span></text:a></text:p>
                </table:table-cell>
                <table:table-cell table:style-name="Tabla5.A1" office:value-type="string">
                  <text:p text:style-name="Table_20_Heading"/>
                </table:table-cell>
              </table:table-row>
              <table:table-row table:style-name="Tabla5.1">
                <table:table-cell table:style-name="Tabla5.A2" office:value-type="string">
                  <text:p text:style-name="P32">Order Date:</text:p>
                </table:table-cell>
                <table:table-cell table:style-name="Tabla5.A2" office:value-type="string">
                  <text:p text:style-name="P25"><text:user-field-get text:name="py3o.o.bf_confirmation_date">o.bf_confirmation_dat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4">/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a5.4">
                <table:table-cell table:style-name="Tabla5.A1" office:value-type="string">
                  <text:p text:style-name="P55"><text:a xlink:type="simple" xlink:href="py3o://if=%22o.client_order_ref%22" text:style-name="Internet_20_link" text:visited-style-name="Visited_20_Internet_20_Link"><text:span text:style-name="T14">if="o.client_order_ref"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a5.5">
                <table:table-cell table:style-name="Tabla5.A5" office:value-type="string">
                  <text:p text:style-name="P32">Your Reference:</text:p>
                </table:table-cell>
                <table:table-cell table:style-name="Tabla5.A5" office:value-type="string">
                  <text:p text:style-name="P25"><text:user-field-get text:name="py3o.o.client_order_ref">o.client_order_ref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P55"><text:a xlink:type="simple" xlink:href="py3o:///if" text:style-name="Internet_20_link" text:visited-style-name="Visited_20_Internet_20_Link"><text:span text:style-name="T14">/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o.payment_term_id%22" text:style-name="Internet_20_link" text:visited-style-name="Visited_20_Internet_20_Link"><text:span text:style-name="T14">if="o.payment_term_id"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a5.8">
                <table:table-cell table:style-name="Tabla5.A8" office:value-type="string">
                  <text:p text:style-name="P33">Payment Terms:</text:p>
                </table:table-cell>
                <table:table-cell table:style-name="Tabla5.A2" office:value-type="string">
                  <text:p text:style-name="P24"><text:user-field-get text:name="py3o.o.payment_term_id.name">o.payment_term_id.name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4">/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hasattr(o,%20'incoterm')%20and%20o.incoterm%22" text:style-name="Internet_20_link" text:visited-style-name="Visited_20_Internet_20_Link"><text:span text:style-name="T15">if="hasattr(o, 'incoterm') and o.incoterm"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a5.11">
                <table:table-cell table:style-name="Tabla5.A2" office:value-type="string">
                  <text:p text:style-name="P31">Incoterms:</text:p>
                </table:table-cell>
                <table:table-cell table:style-name="Tabla5.A2" office:value-type="string">
                  <text:p text:style-name="P25"><text:user-field-get text:name="py3o.o.incoterm.name">o.incoterm.nam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4">/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</table:table>
            <text:p text:style-name="P44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6"><text:a xlink:type="simple" xlink:href="py3o://if=%22o.state%20not%20in%20('sale',%20'done')%22" text:style-name="Internet_20_link" text:visited-style-name="Visited_20_Internet_20_Link"><text:span text:style-name="T18">if="o.state not in ('sale', 'done')"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a6.1">
                <table:table-cell table:style-name="Tabla6.A2" office:value-type="string">
                  <text:p text:style-name="P59">Quotation Date:</text:p>
                </table:table-cell>
                <table:table-cell table:style-name="Tabla6.A2" office:value-type="string">
                  <text:p text:style-name="P25"><text:user-field-get text:name="py3o.o.bf_date_order">o.bf_date_order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6"><text:a xlink:type="simple" xlink:href="py3o://if=%22o.validity_date%22" text:style-name="Internet_20_link" text:visited-style-name="Visited_20_Internet_20_Link"><text:span text:style-name="T18">if="o.validity_date"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a6.1">
                <table:table-cell table:style-name="Tabla6.A2" office:value-type="string">
                  <text:p text:style-name="P34">Expiry Date:</text:p>
                </table:table-cell>
                <table:table-cell table:style-name="Tabla6.A2" office:value-type="string">
                  <text:p text:style-name="P25"><text:user-field-get text:name="py3o.o.bf_validity_date">o.bf_validity_dat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6"><text:a xlink:type="simple" xlink:href="py3o:///if" text:style-name="Internet_20_link" text:visited-style-name="Visited_20_Internet_20_Link"><text:span text:style-name="T18">/if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a6.1">
                <table:table-cell table:style-name="Tabla6.A1" office:value-type="string">
                  <text:p text:style-name="P56"><text:a xlink:type="simple" xlink:href="py3o:///if" text:style-name="Internet_20_link" text:visited-style-name="Visited_20_Internet_20_Link"><text:span text:style-name="T18">/if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a6.1">
                <table:table-cell table:style-name="Tabla6.A1" office:value-type="string">
                  <text:p text:style-name="Table_20_Contents"><text:a xlink:type="simple" xlink:href="py3o://if=%22o.user_id%22" text:style-name="Internet_20_link" text:visited-style-name="Visited_20_Internet_20_Link"><text:span text:style-name="T14">if="o.user_id"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a6.8">
                <table:table-cell table:style-name="Tabla6.A2" office:value-type="string">
                  <text:p text:style-name="P35">Salesperson:</text:p>
                </table:table-cell>
                <table:table-cell table:style-name="Tabla6.A2" office:value-type="string">
                  <text:p text:style-name="P26"><text:user-field-get text:name="py3o.o.user_id.name">o.user_id.nam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42"><text:a xlink:type="simple" xlink:href="py3o:///if" text:style-name="Internet_20_link" text:visited-style-name="Visited_20_Internet_20_Link"><text:span text:style-name="T18">/if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</table:table>
            <text:p text:style-name="P44"/>
          </table:table-cell>
        </table:table-row>
      </table:table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G"/>
        <table:table-header-rows>
          <table:table-row table:style-name="Tableau1.1">
            <table:table-cell table:style-name="Tableau1.A1" office:value-type="string">
              <text:p text:style-name="P60">Description</text:p>
            </table:table-cell>
            <table:table-cell table:style-name="Tableau1.A1" office:value-type="string">
              <text:p text:style-name="P61">Image</text:p>
            </table:table-cell>
            <table:table-cell table:style-name="Tableau1.A1" office:value-type="string">
              <text:p text:style-name="P60">Quantity</text:p>
            </table:table-cell>
            <table:table-cell table:style-name="Tableau1.A1" office:value-type="string">
              <text:p text:style-name="P60">Unit Price</text:p>
            </table:table-cell>
            <table:table-cell table:style-name="Tableau1.A1" office:value-type="string">
              <text:p text:style-name="P62">Disc.(%)</text:p>
            </table:table-cell>
            <table:table-cell table:style-name="Tableau1.A1" office:value-type="string">
              <text:p text:style-name="P63">Taxes</text:p>
            </table:table-cell>
            <table:table-cell table:style-name="Tableau1.A1" office:value-type="string">
              <text:p text:style-name="P63">Price</text:p>
            </table:table-cell>
          </table:table-row>
        </table:table-header-rows>
        <table:table-row table:style-name="TableLine188648608">
          <table:table-cell table:style-name="Tableau1.A2" table:number-columns-spanned="7" office:value-type="string">
            <text:p text:style-name="P47"><text:a xlink:type="simple" xlink:href="py3o://for=%22line%20in%20o.order_line%22" text:style-name="Internet_20_link" text:visited-style-name="Visited_20_Internet_20_Link"><text:span text:style-name="T12">for="line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254563616">
          <table:table-cell table:style-name="Tableau1.A3" office:value-type="string">
            <text:p text:style-name="P46"><text:user-field-get text:name="py3o.line.bf_name">line.bf_name</text:user-field-get></text:p>
          </table:table-cell>
          <table:table-cell table:style-name="Tableau1.B3" office:value-type="string">
            <text:p text:style-name="P48"><draw:frame draw:style-name="fr2" draw:name="py3o.image(line.image_medium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C3" office:value-type="string">
            <text:p text:style-name="P30"><text:user-field-get text:name="py3o.line.bf_product_uom_qty">line.bf_product_uom_qty</text:user-field-get></text:p>
          </table:table-cell>
          <table:table-cell table:style-name="Tableau1.D3" office:value-type="string">
            <text:p text:style-name="P29"><text:user-field-get text:name="py3o.line.bf_price_unit">line.bf_price_unit</text:user-field-get></text:p>
          </table:table-cell>
          <table:table-cell table:style-name="Tableau1.E3" office:value-type="string">
            <text:p text:style-name="P29"><text:user-field-get text:name="py3o.line.bf_discount">line.bf_discount</text:user-field-get></text:p>
          </table:table-cell>
          <table:table-cell table:style-name="Tableau1.F3" office:value-type="string">
            <text:p text:style-name="P23"><text:user-field-get text:name="py3o.line.bf_tax_id">line.bf_tax_id</text:user-field-get></text:p>
          </table:table-cell>
          <table:table-cell table:style-name="Tableau1.G3" office:value-type="string">
            <text:p text:style-name="P49"><text:s/><text:span text:style-name="T14"><text:user-field-get text:name="py3o.line.bf_price_subtotal">line.bf_price_subtotal</text:user-field-get></text:span></text:p>
          </table:table-cell>
        </table:table-row>
        <table:table-row table:style-name="TableLine620361488">
          <table:table-cell table:style-name="Tableau1.A4" table:number-columns-spanned="7" office:value-type="string">
            <text:p text:style-name="P47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9392352">
          <table:table-cell table:style-name="Tableau1.A5" table:number-columns-spanned="6" office:value-type="string">
            <text:p text:style-name="P52"><text:span text:style-name="T10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50"><text:s/><text:span text:style-name="T14"><text:user-field-get text:name="py3o.o.bf_amount_untaxed">o.bf_amount_untaxed</text:user-field-get></text:span></text:p>
          </table:table-cell>
        </table:table-row>
        <table:table-row table:style-name="TableLine423741440">
          <table:table-cell table:style-name="Tableau1.A6" table:number-columns-spanned="6" office:value-type="string">
            <text:p text:style-name="P53">Taxe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office:value-type="string">
            <text:p text:style-name="P50"><text:span text:style-name="T14"><text:user-field-get text:name="py3o.o.bf_amount_tax">o.bf_amount_tax</text:user-field-get></text:span><text:s/></text:p>
          </table:table-cell>
        </table:table-row>
        <table:table-row table:style-name="TableLine545585504">
          <table:table-cell table:style-name="Tableau1.A7" table:number-columns-spanned="6" office:value-type="string">
            <text:p text:style-name="P53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51"><text:span text:style-name="T14"><text:user-field-get text:name="py3o.o.bf_amount_total">o.bf_amount_total</text:user-field-get></text:span><text:s/></text:p>
          </table:table-cell>
        </table:table-row>
      </table:table>
      <text:p text:style-name="P21"/>
      <text:p text:style-name="P21"/>
      <text:p text:style-name="P13"><text:user-field-get text:name="py3o.o.bf_note">o.bf_note</text:user-field-get></text:p>
      <text:p text:style-name="P13"/>
      <text:p text:style-name="P14"><text:a xlink:type="simple" xlink:href="py3o://if=%22o.payment_term_id%22" text:style-name="Internet_20_link" text:visited-style-name="Visited_20_Internet_20_Link"><text:span text:style-name="T14">if="o.payment_term_id"</text:span></text:a></text:p>
      <text:p text:style-name="P15"><text:span text:style-name="T7">Payment Terms:</text:span><text:span text:style-name="T17"> </text:span><text:span text:style-name="T11"><text:user-field-get text:name="py3o.o.payment_term_id.name">o.payment_term_id.name</text:user-field-get></text:span></text:p>
      <text:p text:style-name="P27"><text:a xlink:type="simple" xlink:href="py3o:///if" text:style-name="Internet_20_link" text:visited-style-name="Visited_20_Internet_20_Link">/if</text:a></text:p>
      <text:p text:style-name="P27"/>
      <text:p text:style-name="P58"><text:a xlink:type="simple" xlink:href="py3o://if=%22o.fiscal_position_id.note%22" text:style-name="Internet_20_link" text:visited-style-name="Visited_20_Internet_20_Link"><text:span text:style-name="T16">if="o.fiscal_position_id.note"</text:span></text:a></text:p>
      <text:p text:style-name="P16"><text:span text:style-name="T8">Fiscal Position Remark</text:span><text:span text:style-name="T7">:</text:span><text:span text:style-name="T17"> </text:span><text:span text:style-name="T13"><text:user-field-get text:name="py3o.o.fiscal_position_id.bf_note">o.fiscal_position_id.bf_note</text:user-field-get></text:span></text:p>
      <text:p text:style-name="P28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14e64fa" officeooo:paragraph-rsid="014e64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officeooo:paragraph-rsid="014c91b3"/>
    </style:style>
    <style:style style:name="MP3" style:family="paragraph" style:parent-style-name="Footer">
      <style:paragraph-properties fo:line-height="115%" fo:text-align="center" style:justify-single-word="false"/>
      <style:text-properties fo:font-size="10.5pt" officeooo:rsid="014c91b3" officeooo:paragraph-rsid="014c91b3" style:font-size-asian="10.5pt" style:font-size-complex="10.5pt"/>
    </style:style>
    <style:style style:name="MP4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fo:font-size="10.5pt" fo:font-weight="bold" officeooo:rsid="00ced6ba" style:font-size-asian="10.5pt" style:font-weight-asian="bold" style:font-size-complex="10.5pt" style:font-weight-complex="bold"/>
    </style:style>
    <style:style style:name="MT2" style:family="text">
      <style:text-properties fo:font-size="10.5pt" officeooo:rsid="00ced6ba" style:font-size-asian="10.5pt" style:font-size-complex="10.5pt"/>
    </style:style>
    <style:style style:name="MT3" style:family="text">
      <style:text-properties fo:font-size="10.5pt" officeooo:rsid="014c91b3" style:font-size-asian="10.5pt" style:font-size-complex="10.5pt"/>
    </style:style>
    <style:style style:name="MT4" style:family="text">
      <style:text-properties fo:font-size="10.5pt" officeooo:rsid="014e64fa" style:font-size-asian="10.5pt" style:font-size-complex="10.5pt"/>
    </style:style>
    <style:style style:name="MT5" style:family="text">
      <style:text-properties officeooo:rsid="014e64fa"/>
    </style:style>
    <style:style style:name="MT6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y3o.image(o.company_id.logo, 'png', width='1.5cm', height='1.5cm', isb64=True)" text:anchor-type="paragraph" svg:x="0.012cm" svg:y="-1.207cm" svg:width="1.799cm" draw:z-index="2"><draw:text-box fo:min-height="1.799cm"><text:p text:style-name="Frame_20_contents"/></draw:text-box></draw:frame>Header info company</text:p>
      </style:header>
      <style:footer>
        <text:p text:style-name="MP2"><text:span text:style-name="MT1">Phone:</text:span><text:span text:style-name="MT2"> </text:span><text:span text:style-name="MT3">4232424</text:span><text:span text:style-name="MT2"> <text:s text:c="4"/></text:span><text:span text:style-name="MT1">Email:</text:span><text:span text:style-name="MT2"> </text:span><text:a xlink:type="simple" xlink:href="mailto:info@yourcompany.example.com" text:style-name="Internet_20_link" text:visited-style-name="Visited_20_Internet_20_Link"><text:span text:style-name="MT4">mailto:info@yourcompany.example.com</text:span></text:a><text:span text:style-name="MT2"> <text:s text:c="4"/></text:span><text:span text:style-name="MT1">Web:</text:span><text:span text:style-name="MT2"> </text:span><text:a xlink:type="simple" xlink:href="http://www.example.com/" text:style-name="Internet_20_link" text:visited-style-name="Visited_20_Internet_20_Link"><text:span text:style-name="MT4">http://www.example.com/</text:span></text:a></text:p>
        <text:p text:style-name="MP3">Footer Info <text:span text:style-name="MT5">company</text:span></text:p>
        <text:p text:style-name="MP4"><text:span text:style-name="MT6">Page: </text:span><text:span text:style-name="MT6"><text:page-number text:select-page="current">2</text:page-number></text:span><text:span text:style-name="MT6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9:03:40.937295894</dc:date>
    <meta:editing-duration>P4DT12H56M14S</meta:editing-duration>
    <meta:editing-cycles>311</meta:editing-cycles>
    <meta:document-statistic meta:table-count="5" meta:image-count="0" meta:object-count="0" meta:page-count="2" meta:paragraph-count="90" meta:word-count="152" meta:character-count="1627" meta:non-whitespace-character-count="1552"/>
  </office:meta>
</office:document-meta>
</file>